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imeline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tin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Taylor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Atmeg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p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3" office:value-type="date" office:date-value="2016-02-19" calcext:value-type="date">
            <text:p>02/19/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" office:value-type="date" office:date-value="2016-02-15" calcext:value-type="date">
            <text:p>02/15/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3" office:value-type="date" office:date-value="2016-02-19" calcext:value-type="date">
            <text:p>02/19/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3" office:value-type="date" office:date-value="2016-02-19" calcext:value-type="date">
            <text:p>02/19/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date" office:date-value="2016-02-15" calcext:value-type="date">
            <text:p>02/15/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date" office:date-value="2016-02-19" calcext:value-type="date">
            <text:p>02/19/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cation to BL6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rith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date" office:date-value="2016-02-19" calcext:value-type="date">
            <text:p>02/19/1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lash from UA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Andro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mit sqrf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" office:value-type="date" office:date-value="2016-03-31" calcext:value-type="date">
            <text:p>03/31/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t dat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" office:value-type="date" office:date-value="2016-03-31" calcext:value-type="date">
            <text:p>03/31/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mit lattitud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" office:value-type="date" office:date-value="2016-03-31" calcext:value-type="date">
            <text:p>03/31/1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ull sensor data</text:p>
          </table:table-cell>
          <table:table-cell table:number-columns-repeated="5"/>
          <table:table-cell table:style-name="ce3" office:value-type="date" office:date-value="2016-03-31" calcext:value-type="date">
            <text:p>03/31/1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BL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munication to Atmega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cation to Android app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 calcext:value-type="string">
            <text:p>Pow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ery syste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3" office:value-type="date" office:date-value="2016-03-01" calcext:value-type="date">
            <text:p>03/01/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pow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" office:value-type="date" office:date-value="2016-03-01" calcext:value-type="date">
            <text:p>03/01/1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Enclosu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proof buil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3" office:value-type="date" office:date-value="2016-03-01" calcext:value-type="date">
            <text:p>03/01/1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formula="of:=COUNTIF([.C4:.C37];&quot;X&quot;)" office:value-type="float" office:value="5" calcext:value-type="float">
            <text:p>5</text:p>
          </table:table-cell>
          <table:table-cell table:formula="of:=COUNTIF([.D4:.D37];&quot;X&quot;)" office:value-type="float" office:value="4" calcext:value-type="float">
            <text:p>4</text:p>
          </table:table-cell>
          <table:table-cell table:formula="of:=COUNTIF([.E4:.E37];&quot;X&quot;)" office:value-type="float" office:value="5" calcext:value-type="float">
            <text:p>5</text:p>
          </table:table-cell>
          <table:table-cell table:formula="of:=COUNTIF([.F4:.F37];&quot;X&quot;)"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/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08:42:59.162093978</meta:creation-date>
    <dc:date>2016-02-10T09:23:19.858529514</dc:date>
    <meta:editing-duration>PT10M</meta:editing-duration>
    <meta:editing-cycles>2</meta:editing-cycles>
    <meta:generator>LibreOffice/5.0.4.2$Linux_X86_64 LibreOffice_project/00m0$Build-2</meta:generator>
    <meta:document-statistic meta:table-count="1" meta:cell-count="68" meta:object-count="0"/>
  </office:meta>
</office:document-meta>
</file>